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aa097" officeooo:paragraph-rsid="000aa097"/>
    </style:style>
    <style:style style:name="P2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/>
      <style:text-properties officeooo:rsid="000aa097" officeooo:paragraph-rsid="000aa097"/>
    </style:style>
    <style:style style:name="P3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/>
      <style:text-properties officeooo:paragraph-rsid="000aa097"/>
    </style:style>
    <style:style style:name="P4" style:family="paragraph" style:parent-style-name="No_20_Spacing">
      <style:paragraph-properties>
        <style:tab-stops>
          <style:tab-stop style:position="13.753cm"/>
        </style:tab-stops>
      </style:paragraph-properties>
      <style:text-properties style:font-name="Times New Roman" fo:font-size="14pt" officeooo:paragraph-rsid="000aa097" style:font-name-asian="Times New Roman1" style:font-size-asian="14pt" style:font-name-complex="Times New Roman1" style:font-size-complex="14pt"/>
    </style:style>
    <style:style style:name="P5" style:family="paragraph" style:parent-style-name="No_20_Spacing">
      <style:paragraph-properties fo:text-align="justify" style:justify-single-word="false">
        <style:tab-stops>
          <style:tab-stop style:position="16.499cm" style:type="right"/>
        </style:tab-stops>
      </style:paragraph-properties>
      <style:text-properties officeooo:paragraph-rsid="000aa097"/>
    </style:style>
    <style:style style:name="P6" style:family="paragraph" style:parent-style-name="No_20_Spacing">
      <style:paragraph-properties fo:text-align="center" style:justify-single-word="false" fo:break-before="page">
        <style:tab-stops>
          <style:tab-stop style:position="13.753cm"/>
        </style:tab-stops>
      </style:paragraph-properties>
      <style:text-properties officeooo:paragraph-rsid="000aa097"/>
    </style:style>
    <style:style style:name="P7" style:family="paragraph" style:parent-style-name="ОБЫЧН">
      <style:text-properties officeooo:paragraph-rsid="000aa09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style:font-name-asian="F" style:font-size-asian="14pt" style:font-size-complex="14pt" style:font-weight-complex="bold"/>
    </style:style>
    <style:style style:name="T4" style:family="text">
      <style:text-properties fo:font-size="14pt" style:font-name-asian="F" style:font-size-asian="14pt" style:font-size-complex="14pt" style:font-weight-complex="bold"/>
    </style:style>
    <style:style style:name="T5" style:family="text">
      <style:text-properties fo:font-size="14pt" style:font-name-asian="F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color="#000000" fo:font-size="14pt" style:font-name-asian="F" style:font-size-asian="14pt" style:font-size-complex="14pt"/>
    </style:style>
    <style:style style:name="T8" style:family="text">
      <style:text-properties fo:color="#000000" fo:font-size="14pt" fo:language="en" fo:country="US" style:font-name-asian="F" style:font-size-asian="14pt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letter-kerning="true" style:font-name-asian="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Реферат</text:span></text:p>
      <text:p text:style-name="P4"/>
      <text:p text:style-name="P5"><text:span text:style-name="T10">УДК 621.391.01<text:tab/></text:span><text:span text:style-name="T11">Фамилия И.О.</text:span></text:p>
      <text:p text:style-name="P4"/>
      <text:p text:style-name="P7"><text:span text:style-name="T12">Исследование системы передачи данных с ортогональным частотным разделением и мультиплексированием.</text:span></text:p>
      <text:p text:style-name="P7">Магистерская диссертация по направлению 03.03.03 Радиофизика, Воронеж, ВГУ, 2016 г. – 50 стр., 15 рис. и 15 источников.</text:p>
      <text:p text:style-name="P3"><text:span text:style-name="T6">Ключевые слова:</text:span><text:span text:style-name="T1"> методы манипуляции, квадратурная амплитудная модуляция </text:span><text:span text:style-name="T2">QAM</text:span><text:span text:style-name="T1">, ортогональное</text:span><text:bookmark text:name="_GoBack"/><text:span text:style-name="T1"> частотное разделение и мультиплексирование, <text:s/></text:span><text:span text:style-name="T2">OFDM</text:span><text:span text:style-name="T1"> модуляция, </text:span><text:span text:style-name="T2">OFDM</text:span><text:span text:style-name="T1"> передатчик, формирователь </text:span><text:span text:style-name="T2">OFDM</text:span><text:span text:style-name="T1"> сигнала, расчет параметров OFDM символа, модель </text:span><text:span text:style-name="T2">OFDM</text:span><text:span text:style-name="T1"> передатчика, помехоустойчивое кодирование.</text:span></text:p>
      <text:p text:style-name="P2"><text:span text:style-name="T1">В работе описан метод ортогонального частотного разделения и мультиплексирования </text:span><text:span text:style-name="T2">OFDM</text:span><text:span text:style-name="T1">. И</text:span><text:span text:style-name="T4">зучены способы формирования сигналов с </text:span><text:span text:style-name="T3">OFDM</text:span><text:span text:style-name="T4"> модуляцией, исследованы процессы канальной квадратурной модуляции и мультиплексирования потоков данных. </text:span><text:span text:style-name="T1">В практической части произведен расчет временных параметров </text:span><text:span text:style-name="T2">OFDM</text:span><text:span text:style-name="T1"> символа и его </text:span><text:span text:style-name="T5">спектральной структуры. </text:span><text:span text:style-name="T7">В программе </text:span><text:span text:style-name="T8">SystemView</text:span><text:span text:style-name="T7"> промоделирован <text:s/>формирователь OFDM сигнала с заданными параметр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ru" style:country-asian="RU"/>
    </style:style>
    <style:style style:name="ОБЫЧН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23:08:34.216526528</meta:creation-date>
    <dc:date>2020-06-25T23:11:08.420162961</dc:date>
    <meta:editing-duration>PT2M36S</meta:editing-duration>
    <meta:editing-cycles>1</meta:editing-cycles>
    <meta:document-statistic meta:table-count="0" meta:image-count="0" meta:object-count="0" meta:page-count="1" meta:paragraph-count="6" meta:word-count="110" meta:character-count="962" meta:non-whitespace-character-count="855"/>
    <meta:generator>LibreOffice/6.0.7.3$Linux_X86_64 LibreOffice_project/00m0$Build-3</meta:generator>
  </office:meta>
</office:document-meta>
</file>